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33889E82AE68619.png" manifest:media-type="image/png"/>
  <manifest:file-entry manifest:full-path="Pictures/10000200000000AB000000AB65DD10EEC76C24E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f2b1"/>
    </style:style>
    <style:style style:name="P2" style:family="paragraph" style:parent-style-name="Standard">
      <style:paragraph-properties fo:text-align="start" style:justify-single-word="false"/>
      <style:text-properties officeooo:paragraph-rsid="001cf2b1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1cf2b1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f2b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cf2b1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2" style:data-style-name="N0">8.02</text:variable-set>: Kepler’s Laws</text:p>
      <text:list xml:id="list4429820812023277402" text:style-name="L1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2"/>
      <text:p text:style-name="P2"/>
      <text:p text:style-name="P2"/>
      <text:p text:style-name="P2"/>
      <text:list xml:id="list210947687216143" text:continue-numbering="true" text:style-name="L1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2"/>
      <text:p text:style-name="P2"/>
      <text:p text:style-name="P2"/>
      <text:p text:style-name="P2"/>
      <text:list xml:id="list210947032534638" text:continue-numbering="true" text:style-name="L1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2"/>
      <text:p text:style-name="P2"/>
      <text:p text:style-name="P2"/>
      <text:p text:style-name="P2"/>
      <text:p text:style-name="P2"/>
      <text:list xml:id="list210946726692534" text:continue-numbering="true" text:style-name="L1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2"/>
      <text:p text:style-name="P2"/>
      <text:p text:style-name="P2"/>
      <text:p text:style-name="P2"/>
      <text:p text:style-name="P2"/>
      <text:list xml:id="list210946106778889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947103408181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46832539006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2"/>
      <text:p text:style-name="P2"/>
      <text:list xml:id="list210946704068179" text:continue-numbering="true" text:style-name="L1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945808785676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947800007979" text:continue-numbering="true" text:style-name="L1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47273076253" text:continue-numbering="true" text:style-name="L1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946501856845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5DD10EEC76C24E3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B33889E82AE68619.png" xlink:type="simple" xlink:show="embed" xlink:actuate="onLoad"/></draw:frame> <text:s text:c="20"/>Name:<text:tab/><text:tab/><text:date style:data-style-name="N37" text:date-value="2016-08-29T21:09:45.577797191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4:56.027152891</meta:creation-date>
    <meta:editing-duration>PT4M34S</meta:editing-duration>
    <meta:editing-cycles>5</meta:editing-cycles>
    <meta:generator>LibreOffice/5.0.6.2$Linux_X86_64 LibreOffice_project/00$Build-2</meta:generator>
    <dc:date>2016-08-29T21:09:45.551843903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